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Text_20_body">
      <style:text-properties officeooo:rsid="000847c2" officeooo:paragraph-rsid="000a7bc6"/>
    </style:style>
    <style:style style:name="P3" style:family="paragraph" style:parent-style-name="Text_20_body">
      <style:text-properties officeooo:rsid="000be652" officeooo:paragraph-rsid="000be652"/>
    </style:style>
    <style:style style:name="P4" style:family="paragraph" style:parent-style-name="Text_20_body">
      <style:text-properties officeooo:paragraph-rsid="00109299"/>
    </style:style>
    <style:style style:name="P5" style:family="paragraph" style:parent-style-name="Text_20_body">
      <style:text-properties officeooo:paragraph-rsid="0011eef2"/>
    </style:style>
    <style:style style:name="P6" style:family="paragraph" style:parent-style-name="Text_20_body">
      <style:text-properties officeooo:paragraph-rsid="00151f9c"/>
    </style:style>
    <style:style style:name="P7" style:family="paragraph" style:parent-style-name="Text_20_body">
      <style:text-properties officeooo:rsid="0016f21c" officeooo:paragraph-rsid="0016f21c"/>
    </style:style>
    <style:style style:name="P8" style:family="paragraph" style:parent-style-name="Text_20_body">
      <style:text-properties officeooo:paragraph-rsid="001a2ed8"/>
    </style:style>
    <style:style style:name="P9" style:family="paragraph" style:parent-style-name="Text_20_body">
      <style:text-properties officeooo:paragraph-rsid="001da09f"/>
    </style:style>
    <style:style style:name="P10" style:family="paragraph" style:parent-style-name="Text_20_body">
      <style:text-properties officeooo:rsid="000a7bc6" officeooo:paragraph-rsid="000a7bc6"/>
    </style:style>
    <style:style style:name="P11" style:family="paragraph" style:parent-style-name="Title">
      <style:text-properties officeooo:rsid="0006671d" officeooo:paragraph-rsid="0006671d"/>
    </style:style>
    <style:style style:name="P12" style:family="paragraph" style:parent-style-name="Heading_20_2">
      <style:text-properties officeooo:rsid="000a7bc6" officeooo:paragraph-rsid="000a7bc6"/>
    </style:style>
    <style:style style:name="P13" style:family="paragraph" style:parent-style-name="Heading_20_2">
      <style:text-properties officeooo:rsid="0006671d" officeooo:paragraph-rsid="0006671d"/>
    </style:style>
    <style:style style:name="P14" style:family="paragraph" style:parent-style-name="Heading_20_2">
      <style:text-properties officeooo:rsid="0006671d" officeooo:paragraph-rsid="00151f9c"/>
    </style:style>
    <style:style style:name="P15" style:family="paragraph" style:parent-style-name="Heading_20_2">
      <style:text-properties officeooo:rsid="0011eef2" officeooo:paragraph-rsid="0011eef2"/>
    </style:style>
    <style:style style:name="P16" style:family="paragraph" style:parent-style-name="Heading_20_3">
      <style:text-properties officeooo:rsid="00109299" officeooo:paragraph-rsid="00109299"/>
    </style:style>
    <style:style style:name="P17" style:family="paragraph" style:parent-style-name="Heading_20_3">
      <style:text-properties officeooo:rsid="001a2ed8" officeooo:paragraph-rsid="001a2ed8"/>
    </style:style>
    <style:style style:name="P18" style:family="paragraph" style:parent-style-name="Heading_20_3">
      <style:text-properties officeooo:paragraph-rsid="00109299"/>
    </style:style>
    <style:style style:name="P19" style:family="paragraph" style:parent-style-name="Text_20_body" style:list-style-name="L1">
      <style:text-properties officeooo:paragraph-rsid="0016f21c"/>
    </style:style>
    <style:style style:name="P20" style:family="paragraph" style:parent-style-name="Text_20_body" style:list-style-name="L2">
      <style:text-properties officeooo:rsid="001da09f" officeooo:paragraph-rsid="001da09f"/>
    </style:style>
    <style:style style:name="P21" style:family="paragraph" style:parent-style-name="Text_20_body" style:list-style-name="L3">
      <style:text-properties officeooo:paragraph-rsid="0011eef2"/>
    </style:style>
    <style:style style:name="P22" style:family="paragraph" style:parent-style-name="Text_20_body" style:list-style-name="L3">
      <style:text-properties officeooo:rsid="0016f21c" officeooo:paragraph-rsid="001da09f"/>
    </style:style>
    <style:style style:name="P23" style:family="paragraph" style:parent-style-name="Text_20_body" style:list-style-name="L3">
      <style:text-properties officeooo:rsid="001da736" officeooo:paragraph-rsid="001da736"/>
    </style:style>
    <style:style style:name="P24" style:family="paragraph" style:parent-style-name="Text_20_body">
      <style:text-properties officeooo:paragraph-rsid="001e1b71"/>
    </style:style>
    <style:style style:name="T1" style:family="text">
      <style:text-properties officeooo:rsid="000847c2"/>
    </style:style>
    <style:style style:name="T2" style:family="text">
      <style:text-properties officeooo:rsid="000972f4"/>
    </style:style>
    <style:style style:name="T3" style:family="text">
      <style:text-properties officeooo:rsid="000a7bc6"/>
    </style:style>
    <style:style style:name="T4" style:family="text">
      <style:text-properties officeooo:rsid="000be652"/>
    </style:style>
    <style:style style:name="T5" style:family="text">
      <style:text-properties officeooo:rsid="000cfc77"/>
    </style:style>
    <style:style style:name="T6" style:family="text">
      <style:text-properties officeooo:rsid="00109299"/>
    </style:style>
    <style:style style:name="T7"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1eef2"/>
    </style:style>
    <style:style style:name="T9" style:family="text">
      <style:text-properties officeooo:rsid="0013d395"/>
    </style:style>
    <style:style style:name="T10" style:family="text">
      <style:text-properties officeooo:rsid="00151f9c"/>
    </style:style>
    <style:style style:name="T11" style:family="text">
      <style:text-properties officeooo:rsid="00167699"/>
    </style:style>
    <style:style style:name="T12" style:family="text">
      <style:text-properties fo:font-style="italic" officeooo:rsid="00167699" style:font-style-asian="italic" style:font-style-complex="italic"/>
    </style:style>
    <style:style style:name="T13" style:family="text">
      <style:text-properties officeooo:rsid="0016f21c"/>
    </style:style>
    <style:style style:name="T14" style:family="text">
      <style:text-properties style:text-underline-style="solid" style:text-underline-width="auto" style:text-underline-color="font-color"/>
    </style:style>
    <style:style style:name="T15" style:family="text">
      <style:text-properties officeooo:rsid="00185e97"/>
    </style:style>
    <style:style style:name="T16" style:family="text">
      <style:text-properties officeooo:rsid="001a2ed8"/>
    </style:style>
    <style:style style:name="T17" style:family="text">
      <style:text-properties officeooo:rsid="001bcb89"/>
    </style:style>
    <style:style style:name="T18" style:family="text">
      <style:text-properties officeooo:rsid="001d33d4"/>
    </style:style>
    <style:style style:name="T19" style:family="text">
      <style:text-properties officeooo:rsid="001d67c0"/>
    </style:style>
    <style:style style:name="T20" style:family="text">
      <style:text-properties officeooo:rsid="001da09f"/>
    </style:style>
    <style:style style:name="T21" style:family="text">
      <style:text-properties officeooo:rsid="001ce368"/>
    </style:style>
    <style:style style:name="T22" style:family="text">
      <style:text-properties officeooo:rsid="001eb07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PORT DE PROJET</text:p>
      <text:p text:style-name="P11">TEMPEST C++ / SDL 2</text:p>
      <text:h text:style-name="P12" text:outline-level="2">Fonctionnement général</text:h>
      <text:p text:style-name="P3"><text:tab/>Nous basant sur des projets de jeux faisant usage de la SDL2, nous<text:span text:style-name="T1"> avons donc décidé d’adopter une structure basée sur </text:span><text:span text:style-name="T3">le fonctionnement suivant :</text:span></text:p>
      <text:p text:style-name="P2"><text:span text:style-name="T3"><text:tab/>U</text:span>ne classe <text:span text:style-name="T2">mère</text:span>, la classe Game, qui contient tous les objets qui composent le jeu <text:span text:style-name="T3">(le terrain, les ennemis, le joueur, les projectiles). Chaque frame, 3 fonctions de Game sont appelées :</text:span></text:p>
      <text:p text:style-name="P2"><text:tab/>- <text:span text:style-name="T3">handleEvents(), qui enregistre les entrées utilisateur</text:span></text:p>
      <text:p text:style-name="P2"><text:tab/>- <text:span text:style-name="T3">update(), qui met à jour les informations du jeu</text:span></text:p>
      <text:p text:style-name="P2"><text:tab/>- <text:span text:style-name="T3">render(), qui affiche les objets en fonction des nouvelles informations</text:span></text:p>
      <text:p text:style-name="P10"><text:tab/>Les objets instanciables du jeu implémentent tous une fonction update() et render(), qui sont appelées lors de l’update() et du render() de la Game.</text:p>
      <text:h text:style-name="P13" text:outline-level="2">Difficultés</text:h>
      <text:p text:style-name="P7"><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list xml:id="list513603470" text:style-name="L1">
        <text:list-item>
          <text:p text:style-name="P19"><text:span text:style-name="T18">[Paul] - </text:span><text:span text:style-name="T13">Les principales difficultés techniques qui m’ont fait perdre du temps étaient liées au polymorphisme des objets de jeu </text:span><text:span text:style-name="T15">et à la manière dont gérer leurs informations</text:span><text:span text:style-name="T13">. </text:span><text:span text:style-name="T15">Au début, seulement .</text:span><text:span text:style-name="T13"> </text:span><text:span text:style-name="T15">J’ai aussi eu des problèmes liés à l’instanciation et la gestion mémoire du c++.</text:span><text:span text:style-name="T13">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5">Cette erreur m’a fait perdre quelques heures, j’avais oublié d’implémenter le constructeur de copie de Bullet, qui était appelé lorsqu’on stockait cette dernière dans bullets_.</text:span></text:p>
        </text:list-item>
        <text:list-item>
          <text:p text:style-name="P19"><text:span text:style-name="T18">[Walid] - Pour ma part, ayant déjà utilisé la SDL lors de mes études, je n’ai pas eu de problèmes concernant l’utilisation de la librairie. Cependant, n’ayant jamais fait de C++, j’ai eu beaucoup de difficultés avec la gestion de la mémoire lors de l’utilisation de références, </text:span><text:span text:style-name="T19">ou bien du polymorphisme qui nécessitait par moment des casts dynamiques en classes enfants.</text:span></text:p>
        </text:list-item>
      </text:list>
      <text:h text:style-name="P15" text:outline-level="2"><text:soft-page-break/>Coding styles</text:h>
      <text:p text:style-name="P9"><text:tab/><text:span text:style-name="T13">Nous avons décidé d’emprunter la convention suivante :</text:span></text:p>
      <text:list xml:id="list2267314433" text:style-name="L2">
        <text:list-item>
          <text:p text:style-name="P20">Les noms de classes commence par une majuscule suivis de lettres miniscules (sauf pour HUD)</text:p>
        </text:list-item>
      </text:list>
      <text:list xml:id="list2412591982" text:style-name="L3">
        <text:list-item>
          <text:p text:style-name="P22">Les noms des attributs de classes se terminent par un _</text:p>
        </text:list-item>
        <text:list-item>
          <text:p text:style-name="P21">-<text:span text:style-name="T20">Les noms de variables et de fonctions sont toutes en snakecase (les mots sont en miniscules, délimités par des ₎</text:span></text:p>
        </text:list-item>
        <text:list-item>
          <text:p text:style-name="P23">Les accolades ouvrantes sont sur la même ligne que la déclaration de fonction/classe/structure de contrôle</text:p>
        </text:list-item>
      </text:list>
      <text:h text:style-name="P13" text:outline-level="2">Choix d’implémentation</text:h>
      <text:h text:style-name="P16" text:outline-level="3">Game :</text:h>
      <text:p text:style-name="P4"><text:tab/><text:span text:style-name="T6">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8">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9">Ces attributs sont initialisés à l’aide de init().</text:span></text:p>
      <text:h text:style-name="P17" text:outline-level="3">Object :</text:h>
      <text:p text:style-name="P8"><text:span text:style-name="T15"><text:tab/>Les différents points des objets à afficher sur le level est définie par les attributs lane_id_, depth_, v_template_ et vertices_. </text:span><text:span text:style-name="T17">C’est vertices_ qui contient les coordonnées finales de l’objet sur l’écran.</text:span><text:span text:style-name="T15"> L’idée est la suivante : </text:span><text:span text:style-name="T16">chaque sous-classe d’objet contient un « template » (les points qu’il faut dessiner, normalisés entre -1 et 1). Il est initialisé lors de l’appel au constructeur de Object par un vecteur de points codé en dur dans chaque .cpp. </text:span><text:span text:style-name="T17">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16" text:outline-level="3"><text:span text:style-name="T9">u</text:span>pdate() :</text:h>
      <text:p text:style-name="P5"><text:span text:style-name="T8"><text:tab/>Cette fonction s’occupe de mettre à jour toutes les informations du jeu en fonction de son état actuel. </text:span><text:span text:style-name="T9">C’est elle qui instancie les projectiles, les ennemis, mais surtout elle appelle le update de tous les éléments à afficher : level_, enemies_, bullets_ et player_. </text:span></text:p>
      <text:h text:style-name="P18" text:outline-level="3"><text:span text:style-name="T7">render() </text:span><text:span text:style-name="T6">:</text:span></text:h>
      <text:p text:style-name="P6"><text:span text:style-name="T6"><text:tab/></text:span><text:span text:style-name="T10">Dans cette fonction, les renders du level et de tous les objets sont simplement appelés sur la target texture_ de game. Avant ça, hud_ dessine dans </text:span><text:span text:style-name="T11">sa propre texture_</text:span><text:span text:style-name="T10">, </text:span><text:span text:style-name="T11"><text:s/>puis vient copier le </text:span><text:soft-page-break/><text:span text:style-name="T11">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6"><text:tab/></text:p>
      <text:p text:style-name="P7"/>
      <text:p text:style-name="P7"><text:span text:style-name="T14">NB :</text:span><text:span text:style-name="T11"> Nous aurions voulu</text:span><text:span text:style-name="T12"> in fine </text:span><text:span text:style-name="T11">pouvoir gérer tous les objets de la game avec un seul vecteur d’objets.</text:span></text:p>
      <text:p text:style-name="P4"/>
      <text:h text:style-name="P14" text:outline-level="2">Répartition du développement</text:h>
      <text:p text:style-name="P24"><text:span text:style-name="T4"><text:tab/>La première partie du travail a consisté à faire des recherches pour décider d’une structure de projet. <text:s/></text:span><text:span text:style-name="T5">Walid a parcouru quelques projets de jeux basés sur la SDL2. Une fois la structure adoptée, nous avons commencé par afficher le terrain. Walid s’est </text:span><text:span text:style-name="T21">occupé de la lecture dans le fichier, et moi de l’affichage avec la bonne homothétie. Nous nous sommes ensuite penchés sur les relations que devaient avoir les différents objets avec le terrain. </text:span><text:span text:style-name="T22">Nous avons commencé par afficher le joueur, puis ses projectiles. Ça n’est qu’après que nous avons commencé à travailler sur la classe Object, qui englobe tous les objets du jeu, y compris le joueur et les projecti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671d" officeooo:paragraph-rsid="000667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N-SAID Walid</text:p>
        <text:p text:style-name="MP1">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30T00:20:32.495026421</dc:date>
    <meta:editing-duration>PT53M19S</meta:editing-duration>
    <meta:editing-cycles>14</meta:editing-cycles>
    <meta:generator>LibreOffice/6.4.7.2$Linux_X86_64 LibreOffice_project/40$Build-2</meta:generator>
    <meta:document-statistic meta:table-count="0" meta:image-count="0" meta:object-count="0" meta:page-count="3" meta:paragraph-count="34" meta:word-count="948" meta:character-count="5778" meta:non-whitespace-character-count="4851"/>
  </office:meta>
</office:document-meta>
</file>